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anklin Gothic Book" fo:font-size="16pt" style:text-underline-style="none" fo:font-weight="bold" officeooo:paragraph-rsid="008cfe59"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Franklin Gothic Book" fo:font-size="16pt" style:text-underline-style="none" fo:font-weight="bold" officeooo:rsid="0059b5a6" officeooo:paragraph-rsid="0059b5a6"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57ba26"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5674d9" officeooo:paragraph-rsid="005674d9"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3" style:family="paragraph" style:parent-style-name="Standard">
      <style:paragraph-properties fo:text-align="center"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abb05" officeooo:paragraph-rsid="002abb05"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1aafb4" officeooo:paragraph-rsid="00491eb9"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7ac865" officeooo:paragraph-rsid="007ac865"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898c73" officeooo:paragraph-rsid="00898c73"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8ab965" officeooo:paragraph-rsid="008ab965" style:font-size-asian="10.5pt" style:font-weight-asian="bold" style:font-size-complex="12pt" style:font-weight-complex="bold"/>
    </style:style>
    <style:style style:name="P2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97a2ae" officeooo:paragraph-rsid="0097a2ae"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984bde" officeooo:paragraph-rsid="00a10694"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513e6" officeooo:paragraph-rsid="005513e6"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674d9" officeooo:paragraph-rsid="0059b5a6"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9b5a6" officeooo:paragraph-rsid="0059b5a6"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1aafb4" officeooo:paragraph-rsid="001dcf03"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491eb9" officeooo:paragraph-rsid="00491eb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d9678" officeooo:paragraph-rsid="005d967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f1da5" officeooo:paragraph-rsid="005f1da5"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7ac865"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80c772"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24236" officeooo:paragraph-rsid="00824236"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30d78" officeooo:paragraph-rsid="00830d78"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49453" officeooo:paragraph-rsid="00849453"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8f693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Franklin Gothic Book" fo:font-size="12pt" style:text-underline-style="none" fo:font-weight="normal" officeooo:rsid="0059b5a6" officeooo:paragraph-rsid="0059b5a6"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2ff42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Franklin Gothic Book" fo:font-size="12pt" style:text-underline-style="none" fo:font-weight="normal" officeooo:rsid="001c8473" officeooo:paragraph-rsid="001aafb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Franklin Gothic Book" fo:font-size="12pt" style:text-underline-style="none" fo:font-weight="normal" officeooo:rsid="001ec20a" officeooo:paragraph-rsid="001ec20a"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2abb05"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Franklin Gothic Book" fo:font-size="12pt" style:text-underline-style="none" fo:font-weight="normal" officeooo:rsid="003e37a2" officeooo:paragraph-rsid="003e37a2"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Franklin Gothic Book" fo:font-size="12pt" style:text-underline-style="none" fo:font-weight="normal" officeooo:rsid="00440d72" officeooo:paragraph-rsid="00440d7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Franklin Gothic Book" fo:font-size="12pt" style:text-underline-style="none" fo:font-weight="normal" officeooo:rsid="00491eb9" officeooo:paragraph-rsid="00491eb9"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Franklin Gothic Book" fo:font-size="12pt" style:text-underline-style="none" fo:font-weight="normal" officeooo:rsid="0081f7bf" officeooo:paragraph-rsid="007ac865"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Franklin Gothic Book" fo:font-size="12pt" style:text-underline-style="none" fo:font-weight="normal" officeooo:rsid="00849453" officeooo:paragraph-rsid="00849453"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Franklin Gothic Book" fo:font-size="12pt" style:text-underline-style="none" fo:font-weight="normal" officeooo:rsid="008ab965" officeooo:paragraph-rsid="00898c73"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Franklin Gothic Book" fo:font-size="12pt" style:text-underline-style="none" fo:font-weight="normal" officeooo:rsid="0046dd48" officeooo:paragraph-rsid="003c823b"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Franklin Gothic Book" fo:font-size="12pt" style:text-underline-style="none" fo:font-weight="bold" officeooo:rsid="001a4204" officeooo:paragraph-rsid="001aafb4" style:font-size-asian="10.5pt" style:font-weight-asian="bold" style:font-size-complex="12pt" style:font-weight-complex="bold"/>
    </style:style>
    <style:style style:name="P64" style:family="paragraph" style:parent-style-name="Standard">
      <style:paragraph-properties fo:text-align="justify" style:justify-single-word="false"/>
      <style:text-properties style:font-name="Franklin Gothic Book" fo:font-size="12pt" style:text-underline-style="none" fo:font-weight="bold" officeooo:rsid="002abb05" officeooo:paragraph-rsid="002abb05" style:font-size-asian="10.5pt" style:font-weight-asian="bold" style:font-size-complex="12pt" style:font-weight-complex="bold"/>
    </style:style>
    <style:style style:name="P65" style:family="paragraph" style:parent-style-name="Standard">
      <style:paragraph-properties fo:text-align="justify" style:justify-single-word="false"/>
      <style:text-properties style:font-name="Franklin Gothic Book" fo:font-size="12pt" style:text-underline-style="none" fo:font-weight="bold" officeooo:rsid="0037564e" officeooo:paragraph-rsid="0035ef1f" style:font-size-asian="10.5pt" style:font-weight-asian="bold" style:font-size-complex="12pt" style:font-weight-complex="bold"/>
    </style:style>
    <style:style style:name="P66" style:family="paragraph" style:parent-style-name="Standard">
      <style:paragraph-properties fo:text-align="justify" style:justify-single-word="false"/>
      <style:text-properties style:font-name="Franklin Gothic Book" fo:font-size="12pt" style:text-underline-style="none" fo:font-weight="bold" officeooo:rsid="00849453" officeooo:paragraph-rsid="00849453" style:font-size-asian="10.5pt" style:font-weight-asian="bold" style:font-size-complex="12pt" style:font-weight-complex="bold"/>
    </style:style>
    <style:style style:name="P67" style:family="paragraph" style:parent-style-name="Standard">
      <style:paragraph-properties fo:text-align="justify" style:justify-single-word="false"/>
      <style:text-properties style:font-name="Franklin Gothic Book" fo:font-size="12pt" style:text-underline-style="none" fo:font-weight="bold" officeooo:rsid="007ac865" officeooo:paragraph-rsid="007ac865" style:font-size-asian="10.5pt" style:font-weight-asian="bold" style:font-size-complex="12pt" style:font-weight-complex="bold"/>
    </style:style>
    <style:style style:name="P68" style:family="paragraph" style:parent-style-name="Standard">
      <style:paragraph-properties fo:text-align="justify" style:justify-single-word="false"/>
      <style:text-properties style:font-name="Franklin Gothic Book" fo:font-size="12pt" style:text-underline-style="none" fo:font-weight="bold" officeooo:rsid="00a279b5" officeooo:paragraph-rsid="00a279b5" style:font-size-asian="10.5pt" style:font-weight-asian="bold" style:font-size-complex="12pt" style:font-weight-complex="bold"/>
    </style:style>
    <style:style style:name="P69" style:family="paragraph" style:parent-style-name="Standard">
      <style:paragraph-properties fo:text-align="justify" style:justify-single-word="false"/>
      <style:text-properties style:font-name="Franklin Gothic Book" fo:font-size="12pt" style:text-underline-style="none" fo:font-weight="bold" officeooo:rsid="002b43ae" officeooo:paragraph-rsid="002b43ae" style:font-size-asian="12pt" style:font-weight-asian="bold" style:font-size-complex="12pt" style:font-weight-complex="bold"/>
    </style:style>
    <style:style style:name="P70" style:family="paragraph" style:parent-style-name="Standard">
      <style:paragraph-properties fo:text-align="justify" style:justify-single-word="false"/>
      <style:text-properties style:font-name="Franklin Gothic Book" fo:font-size="12pt" style:text-underline-style="none" fo:font-weight="bold" officeooo:rsid="005674d9" officeooo:paragraph-rsid="005674d9" style:font-size-asian="12pt" style:font-weight-asian="bold" style:font-size-complex="12pt" style:font-weight-complex="bold"/>
    </style:style>
    <style:style style:name="P71" style:family="paragraph" style:parent-style-name="Standard">
      <style:paragraph-properties fo:text-align="justify" style:justify-single-word="false"/>
      <style:text-properties style:font-name="Franklin Gothic Book" style:text-underline-style="none" officeooo:rsid="003cbace" officeooo:paragraph-rsid="003cbace"/>
    </style:style>
    <style:style style:name="P72" style:family="paragraph" style:parent-style-name="Standard">
      <style:paragraph-properties fo:text-align="justify" style:justify-single-word="false"/>
      <style:text-properties style:font-name="Franklin Gothic Book" style:text-underline-style="none" officeooo:rsid="00485ddd" officeooo:paragraph-rsid="003e005f"/>
    </style:style>
    <style:style style:name="P73" style:family="paragraph" style:parent-style-name="Standard">
      <style:text-properties style:font-name="Franklin Gothic Book" style:text-underline-style="none" fo:font-weight="bold" officeooo:rsid="00077de5" officeooo:paragraph-rsid="00634970" style:font-weight-asian="bold" style:font-weight-complex="bold"/>
    </style:style>
    <style:style style:name="P74" style:family="paragraph" style:parent-style-name="Standard">
      <style:text-properties style:font-name="Franklin Gothic Book" style:text-underline-style="solid" style:text-underline-width="auto" style:text-underline-color="font-color" fo:font-weight="normal" officeooo:rsid="0008e5aa" officeooo:paragraph-rsid="00634970" style:font-weight-asian="normal" style:font-weight-complex="normal"/>
    </style:style>
    <style:style style:name="P75" style:family="paragraph" style:parent-style-name="Standard">
      <style:text-properties style:font-name="Franklin Gothic Book" style:text-underline-style="solid" style:text-underline-width="auto" style:text-underline-color="font-color" officeooo:rsid="0071eaf9" officeooo:paragraph-rsid="0071eaf9"/>
    </style:style>
    <style:style style:name="P76" style:family="paragraph" style:parent-style-name="Standard">
      <style:text-properties style:font-name="Franklin Gothic Book" officeooo:rsid="00077de5" officeooo:paragraph-rsid="00634970"/>
    </style:style>
    <style:style style:name="P77" style:family="paragraph" style:parent-style-name="Standard">
      <style:text-properties style:font-name="Franklin Gothic Book" fo:font-weight="bold" officeooo:rsid="00077de5" officeooo:paragraph-rsid="00634970" style:font-weight-asian="bold" style:font-weight-complex="bold"/>
    </style:style>
    <style:style style:name="P78" style:family="paragraph" style:parent-style-name="Standard">
      <style:text-properties style:font-name="Franklin Gothic Book" fo:font-weight="normal" officeooo:rsid="00077de5" officeooo:paragraph-rsid="00634970" style:font-weight-asian="normal" style:font-weight-complex="normal"/>
    </style:style>
    <style:style style:name="P79" style:family="paragraph" style:parent-style-name="Standard">
      <style:text-properties style:font-name="Franklin Gothic Book" fo:font-weight="normal" officeooo:rsid="0008e5aa" officeooo:paragraph-rsid="00634970" style:font-weight-asian="normal" style:font-weight-complex="normal"/>
    </style:style>
    <style:style style:name="P80" style:family="paragraph" style:parent-style-name="Standard">
      <style:text-properties style:font-name="Franklin Gothic Book" fo:font-weight="normal" officeooo:rsid="000a6b3f" officeooo:paragraph-rsid="006dc6c5" style:font-weight-asian="normal" style:font-weight-complex="normal"/>
    </style:style>
    <style:style style:name="P81" style:family="paragraph" style:parent-style-name="Standard">
      <style:paragraph-properties fo:text-align="start" style:justify-single-word="false"/>
      <style:text-properties style:font-name="Franklin Gothic Book" officeooo:paragraph-rsid="0059b5a6"/>
    </style:style>
    <style:style style:name="P82" style:family="paragraph" style:parent-style-name="Standard">
      <style:text-properties style:font-name="Franklin Gothic Book" officeooo:rsid="0005fbe9" officeooo:paragraph-rsid="0071c136"/>
    </style:style>
    <style:style style:name="P83" style:family="paragraph" style:parent-style-name="Standard">
      <style:paragraph-properties fo:text-align="justify" style:justify-single-word="false"/>
      <style:text-properties officeooo:paragraph-rsid="003cbace"/>
    </style:style>
    <style:style style:name="P84"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P85" style:family="paragraph" style:parent-style-name="Standard">
      <style:paragraph-properties fo:text-align="justify" style:justify-single-word="false"/>
      <style:text-properties style:text-underline-style="solid" style:text-underline-width="auto" style:text-underline-color="font-color" officeooo:rsid="004e9159" officeooo:paragraph-rsid="004e9159"/>
    </style:style>
    <style:style style:name="P86" style:family="paragraph" style:parent-style-name="Standard">
      <style:text-properties officeooo:rsid="00077de5" officeooo:paragraph-rsid="00634970"/>
    </style:style>
    <style:style style:name="P87" style:family="paragraph" style:parent-style-name="Standard">
      <style:text-properties officeooo:paragraph-rsid="0069e616"/>
    </style:style>
    <style:style style:name="P88" style:family="paragraph" style:parent-style-name="Standard">
      <style:text-properties officeooo:paragraph-rsid="0071c136"/>
    </style:style>
    <style:style style:name="P8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97a2ae" officeooo:paragraph-rsid="0097a2ae"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Franklin Gothic Book" fo:font-size="12pt" style:text-underline-style="none" fo:font-weight="normal" officeooo:rsid="0097a2ae" officeooo:paragraph-rsid="0097a2a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style:text-underline-style="solid" style:text-underline-width="auto" style:text-underline-color="font-color" fo:font-weight="normal" officeooo:rsid="0035ef1f" style:font-weight-asian="normal" style:font-weight-complex="normal"/>
    </style:style>
    <style:style style:name="T6" style:family="text">
      <style:text-properties style:text-underline-style="solid" style:text-underline-width="auto" style:text-underline-color="font-color" officeooo:rsid="0008e5aa"/>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2pt" style:font-size-asian="10.5pt" style:font-size-complex="12pt"/>
    </style:style>
    <style:style style:name="T9" style:family="text">
      <style:text-properties fo:font-size="12pt" officeooo:rsid="001aafb4" style:font-size-asian="10.5pt" style:font-size-complex="12pt"/>
    </style:style>
    <style:style style:name="T10" style:family="text">
      <style:text-properties fo:font-size="12pt" officeooo:rsid="001c8473" style:font-size-asian="10.5pt" style:font-size-complex="12pt"/>
    </style:style>
    <style:style style:name="T11" style:family="text">
      <style:text-properties fo:font-size="12pt" officeooo:rsid="0026d1e5" style:font-size-asian="10.5pt" style:font-size-complex="12pt"/>
    </style:style>
    <style:style style:name="T12" style:family="text">
      <style:text-properties fo:font-size="12pt" officeooo:rsid="00440d72" style:font-size-asian="10.5pt" style:font-size-complex="12pt"/>
    </style:style>
    <style:style style:name="T13" style:family="text">
      <style:text-properties fo:font-size="12pt" officeooo:rsid="0046dd48" style:font-size-asian="10.5pt" style:font-size-complex="12pt"/>
    </style:style>
    <style:style style:name="T14" style:family="text">
      <style:text-properties fo:font-size="12pt" officeooo:rsid="00889b7e" style:font-size-asian="10.5pt" style:font-size-complex="12pt"/>
    </style:style>
    <style:style style:name="T15" style:family="text">
      <style:text-properties fo:font-size="12pt" officeooo:rsid="00a34aad" style:font-size-asian="10.5pt" style:font-size-complex="12pt"/>
    </style:style>
    <style:style style:name="T16"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officeooo:rsid="002677fe" style:font-size-asian="10.5pt" style:font-size-complex="12pt"/>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size="12pt" fo:font-weight="normal" officeooo:rsid="001aafb4" style:font-size-asian="10.5pt" style:font-weight-asian="normal" style:font-size-complex="12pt" style:font-weight-complex="normal"/>
    </style:style>
    <style:style style:name="T22" style:family="text">
      <style:text-properties fo:font-size="12pt" fo:font-weight="normal" officeooo:rsid="001c8473" style:font-size-asian="10.5pt" style:font-weight-asian="normal" style:font-size-complex="12pt" style:font-weight-complex="normal"/>
    </style:style>
    <style:style style:name="T23" style:family="text">
      <style:text-properties fo:font-size="12pt" fo:font-weight="normal" officeooo:rsid="001ec20a" style:font-size-asian="10.5pt" style:font-weight-asian="normal" style:font-size-complex="12pt" style:font-weight-complex="normal"/>
    </style:style>
    <style:style style:name="T24" style:family="text">
      <style:text-properties fo:font-size="12pt" fo:font-weight="normal" officeooo:rsid="002179c5" style:font-size-asian="10.5pt" style:font-weight-asian="normal" style:font-size-complex="12pt" style:font-weight-complex="normal"/>
    </style:style>
    <style:style style:name="T25" style:family="text">
      <style:text-properties fo:font-size="12pt" fo:font-weight="normal" officeooo:rsid="002677fe" style:font-size-asian="10.5pt" style:font-weight-asian="normal" style:font-size-complex="12pt" style:font-weight-complex="normal"/>
    </style:style>
    <style:style style:name="T26" style:family="text">
      <style:text-properties fo:font-size="12pt" fo:font-weight="normal" officeooo:rsid="0026d1e5" style:font-size-asian="10.5pt" style:font-weight-asian="normal" style:font-size-complex="12pt" style:font-weight-complex="normal"/>
    </style:style>
    <style:style style:name="T27" style:family="text">
      <style:text-properties fo:font-size="12pt" fo:font-weight="normal" officeooo:rsid="004a2db5" style:font-size-asian="10.5pt" style:font-weight-asian="normal" style:font-size-complex="12pt" style:font-weight-complex="normal"/>
    </style:style>
    <style:style style:name="T28" style:family="text">
      <style:text-properties fo:font-size="12pt" fo:font-weight="normal" officeooo:rsid="005b97f3" style:font-size-asian="10.5pt" style:font-weight-asian="normal" style:font-size-complex="12pt" style:font-weight-complex="normal"/>
    </style:style>
    <style:style style:name="T29" style:family="text">
      <style:text-properties fo:font-size="12pt" fo:font-weight="normal" officeooo:rsid="008ca84e" style:font-size-asian="10.5pt" style:font-weight-asian="normal" style:font-size-complex="12pt" style:font-weight-complex="normal"/>
    </style:style>
    <style:style style:name="T30" style:family="text">
      <style:text-properties fo:font-size="12pt" fo:font-weight="normal" officeooo:rsid="008cfe59" style:font-size-asian="10.5pt" style:font-weight-asian="normal" style:font-size-complex="12pt" style:font-weight-complex="normal"/>
    </style:style>
    <style:style style:name="T31" style:family="text">
      <style:text-properties fo:font-size="12pt" fo:font-weight="normal" officeooo:rsid="00a34aad" style:font-size-asian="10.5pt" style:font-weight-asian="normal" style:font-size-complex="12pt" style:font-weight-complex="normal"/>
    </style:style>
    <style:style style:name="T32" style:family="text">
      <style:text-properties fo:font-size="12pt" fo:font-weight="bold" style:font-size-asian="10.5pt" style:font-weight-asian="bold" style:font-size-complex="12pt" style:font-weight-complex="bold"/>
    </style:style>
    <style:style style:name="T33" style:family="text">
      <style:text-properties fo:font-size="12pt" fo:font-weight="bold" officeooo:rsid="0037564e" style:font-size-asian="10.5pt" style:font-weight-asian="bold" style:font-size-complex="12pt" style:font-weight-complex="bold"/>
    </style:style>
    <style:style style:name="T34" style:family="text">
      <style:text-properties fo:font-size="12pt" fo:font-weight="bold" officeooo:rsid="0042d078" style:font-size-asian="10.5pt" style:font-weight-asian="bold" style:font-size-complex="12pt" style:font-weight-complex="bold"/>
    </style:style>
    <style:style style:name="T35" style:family="text">
      <style:text-properties fo:font-size="12pt" fo:font-weight="bold" officeooo:rsid="00440d72" style:font-size-asian="10.5pt" style:font-weight-asian="bold" style:font-size-complex="12pt" style:font-weight-complex="bold"/>
    </style:style>
    <style:style style:name="T36" style:family="text">
      <style:text-properties fo:font-size="12pt" fo:font-weight="bold" officeooo:rsid="0046dd48" style:font-size-asian="10.5pt" style:font-weight-asian="bold" style:font-size-complex="12pt" style:font-weight-complex="bold"/>
    </style:style>
    <style:style style:name="T37" style:family="text">
      <style:text-properties fo:font-size="12pt" fo:font-weight="bold" officeooo:rsid="00889b7e" style:font-size-asian="10.5pt" style:font-weight-asian="bold" style:font-size-complex="12pt" style:font-weight-complex="bold"/>
    </style:style>
    <style:style style:name="T38" style:family="text">
      <style:text-properties fo:font-size="12pt" fo:font-weight="bold" officeooo:rsid="003ab1ae" style:font-size-asian="12pt" style:font-weight-asian="bold" style:font-size-complex="12pt" style:font-weight-complex="bold"/>
    </style:style>
    <style:style style:name="T39" style:family="text">
      <style:text-properties fo:font-size="12pt" fo:font-style="italic" style:font-size-asian="10.5pt" style:font-style-asian="italic" style:font-size-complex="12pt" style:font-style-complex="italic"/>
    </style:style>
    <style:style style:name="T40" style:family="text">
      <style:text-properties officeooo:rsid="001a4204"/>
    </style:style>
    <style:style style:name="T41" style:family="text">
      <style:text-properties fo:font-weight="bold" style:font-weight-asian="bold" style:font-weight-complex="bold"/>
    </style:style>
    <style:style style:name="T42" style:family="text">
      <style:text-properties fo:font-weight="bold" officeooo:rsid="002c9654" style:font-weight-asian="bold" style:font-weight-complex="bold"/>
    </style:style>
    <style:style style:name="T43" style:family="text">
      <style:text-properties fo:font-weight="bold" officeooo:rsid="0008e5aa" style:font-weight-asian="bold" style:font-weight-complex="bold"/>
    </style:style>
    <style:style style:name="T44" style:family="text">
      <style:text-properties fo:font-weight="bold" officeooo:rsid="006685b9" style:font-weight-asian="bold" style:font-weight-complex="bold"/>
    </style:style>
    <style:style style:name="T45" style:family="text">
      <style:text-properties fo:font-weight="bold" officeooo:rsid="007f4ffe" style:font-weight-asian="bold" style:font-weight-complex="bold"/>
    </style:style>
    <style:style style:name="T46" style:family="text">
      <style:text-properties style:text-underline-style="none"/>
    </style:style>
    <style:style style:name="T47" style:family="text">
      <style:text-properties style:text-underline-style="none" officeooo:rsid="00358d96"/>
    </style:style>
    <style:style style:name="T48" style:family="text">
      <style:text-properties style:text-underline-style="none" officeooo:rsid="0035a455"/>
    </style:style>
    <style:style style:name="T49" style:family="text">
      <style:text-properties style:text-underline-style="none" officeooo:rsid="0059b5a6"/>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485ddd" style:font-weight-asian="normal" style:font-weight-complex="normal"/>
    </style:style>
    <style:style style:name="T52" style:family="text">
      <style:text-properties style:text-underline-style="none" fo:font-weight="normal" officeooo:rsid="0071c136" style:font-weight-asian="normal" style:font-weight-complex="normal"/>
    </style:style>
    <style:style style:name="T53" style:family="text">
      <style:text-properties style:text-underline-style="none" fo:font-weight="normal" officeooo:rsid="008ab965" style:font-weight-asian="normal" style:font-weight-complex="normal"/>
    </style:style>
    <style:style style:name="T54" style:family="text">
      <style:text-properties style:text-underline-style="none" fo:font-weight="normal" officeooo:rsid="00967155" style:font-weight-asian="normal" style:font-weight-complex="normal"/>
    </style:style>
    <style:style style:name="T55" style:family="text">
      <style:text-properties style:text-underline-style="none" fo:font-weight="normal" officeooo:rsid="0097a2ae" style:font-weight-asian="normal" style:font-weight-complex="normal"/>
    </style:style>
    <style:style style:name="T56" style:family="text">
      <style:text-properties style:text-underline-style="none" fo:font-weight="normal" officeooo:rsid="00984bde" style:font-weight-asian="normal" style:font-weight-complex="normal"/>
    </style:style>
    <style:style style:name="T57" style:family="text">
      <style:text-properties style:text-underline-style="none" fo:font-weight="normal" officeooo:rsid="009a03a4" style:font-weight-asian="normal" style:font-weight-complex="normal"/>
    </style:style>
    <style:style style:name="T58" style:family="text">
      <style:text-properties style:text-underline-style="none" fo:font-weight="normal" officeooo:rsid="0059b5a6" style:font-weight-asian="normal" style:font-weight-complex="normal"/>
    </style:style>
    <style:style style:name="T59" style:family="text">
      <style:text-properties style:text-underline-style="none" fo:font-weight="normal" officeooo:rsid="009aa2cc" style:font-weight-asian="normal" style:font-weight-complex="normal"/>
    </style:style>
    <style:style style:name="T60" style:family="text">
      <style:text-properties style:text-underline-style="none" fo:font-weight="normal" officeooo:rsid="009bd74b" style:font-weight-asian="normal" style:font-weight-complex="normal"/>
    </style:style>
    <style:style style:name="T61" style:family="text">
      <style:text-properties style:text-underline-style="none" fo:font-weight="normal" officeooo:rsid="009e6d90" style:font-weight-asian="normal" style:font-weight-complex="normal"/>
    </style:style>
    <style:style style:name="T62" style:family="text">
      <style:text-properties style:text-underline-style="none" fo:font-weight="normal" officeooo:rsid="00a10694" style:font-weight-asian="normal" style:font-weight-complex="normal"/>
    </style:style>
    <style:style style:name="T63" style:family="text">
      <style:text-properties style:text-underline-style="none" officeooo:rsid="006dc6c5"/>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bold" officeooo:rsid="005b71d5" style:font-weight-asian="bold" style:font-weight-complex="bold"/>
    </style:style>
    <style:style style:name="T66" style:family="text">
      <style:text-properties style:text-underline-style="none" fo:font-weight="bold" officeooo:rsid="0059b5a6" style:font-weight-asian="bold" style:font-weight-complex="bold"/>
    </style:style>
    <style:style style:name="T67" style:family="text">
      <style:text-properties style:text-underline-style="none" fo:font-weight="bold" officeooo:rsid="005afc35" style:font-weight-asian="bold" style:font-weight-complex="bold"/>
    </style:style>
    <style:style style:name="T68" style:family="text">
      <style:text-properties style:text-underline-style="none" fo:font-weight="bold" officeooo:rsid="007f4ffe" style:font-weight-asian="bold" style:font-weight-complex="bold"/>
    </style:style>
    <style:style style:name="T69" style:family="text">
      <style:text-properties style:text-underline-style="none" fo:font-weight="bold" officeooo:rsid="0092626a" style:font-weight-asian="bold" style:font-weight-complex="bold"/>
    </style:style>
    <style:style style:name="T70" style:family="text">
      <style:text-properties style:text-underline-style="none" officeooo:rsid="007f4ffe"/>
    </style:style>
    <style:style style:name="T71" style:family="text">
      <style:text-properties style:text-underline-style="none" officeooo:rsid="0081f7bf"/>
    </style:style>
    <style:style style:name="T72" style:family="text">
      <style:text-properties style:text-underline-style="none" officeooo:rsid="00865bd2"/>
    </style:style>
    <style:style style:name="T73" style:family="text">
      <style:text-properties style:text-underline-style="none" officeooo:rsid="008f6932"/>
    </style:style>
    <style:style style:name="T74" style:family="text">
      <style:text-properties style:text-underline-style="none" officeooo:rsid="0092626a"/>
    </style:style>
    <style:style style:name="T75" style:family="text">
      <style:text-properties style:text-underline-style="none" officeooo:rsid="00962828"/>
    </style:style>
    <style:style style:name="T76" style:family="text">
      <style:text-properties style:text-underline-style="none" officeooo:rsid="0097a2ae"/>
    </style:style>
    <style:style style:name="T77" style:family="text">
      <style:text-properties style:text-underline-style="none" officeooo:rsid="009a03a4"/>
    </style:style>
    <style:style style:name="T78" style:family="text">
      <style:text-properties style:text-underline-style="none" officeooo:rsid="009bd74b"/>
    </style:style>
    <style:style style:name="T79" style:family="text">
      <style:text-properties style:text-underline-style="none" officeooo:rsid="009e6d90"/>
    </style:style>
    <style:style style:name="T80" style:family="text">
      <style:text-properties officeooo:rsid="001aafb4"/>
    </style:style>
    <style:style style:name="T81" style:family="text">
      <style:text-properties style:font-name="Franklin Gothic Book"/>
    </style:style>
    <style:style style:name="T82"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83"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84"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85"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86" style:family="text">
      <style:text-properties style:font-name="Franklin Gothic Book" style:text-underline-style="none"/>
    </style:style>
    <style:style style:name="T87" style:family="text">
      <style:text-properties style:font-name="Franklin Gothic Book" style:text-underline-style="none" officeooo:rsid="003ab1ae"/>
    </style:style>
    <style:style style:name="T88" style:family="text">
      <style:text-properties style:font-name="Franklin Gothic Book" style:text-underline-style="none" officeooo:rsid="003cbace"/>
    </style:style>
    <style:style style:name="T89" style:family="text">
      <style:text-properties style:font-name="Franklin Gothic Book" style:text-underline-style="none" officeooo:rsid="00485ddd"/>
    </style:style>
    <style:style style:name="T90" style:family="text">
      <style:text-properties style:font-name="Franklin Gothic Book" style:text-underline-style="none" fo:font-weight="bold" style:font-weight-asian="bold" style:font-weight-complex="bold"/>
    </style:style>
    <style:style style:name="T91" style:family="text">
      <style:text-properties style:font-name="Franklin Gothic Book" style:text-underline-style="none" fo:font-weight="bold" officeooo:rsid="00506c75" style:font-weight-asian="bold" style:font-weight-complex="bold"/>
    </style:style>
    <style:style style:name="T92" style:family="text">
      <style:text-properties style:font-name="Franklin Gothic Book" style:text-underline-style="none" fo:font-weight="normal" style:font-weight-asian="normal" style:font-weight-complex="normal"/>
    </style:style>
    <style:style style:name="T93" style:family="text">
      <style:text-properties style:font-name="Franklin Gothic Book" style:text-underline-style="none" fo:font-weight="normal" officeooo:rsid="00506c75" style:font-weight-asian="normal" style:font-weight-complex="normal"/>
    </style:style>
    <style:style style:name="T94" style:family="text">
      <style:text-properties style:font-name="Franklin Gothic Book" style:text-underline-style="none" fo:font-weight="normal" officeooo:rsid="00521734" style:font-weight-asian="normal" style:font-weight-complex="normal"/>
    </style:style>
    <style:style style:name="T95" style:family="text">
      <style:text-properties style:font-name="Franklin Gothic Book" officeooo:rsid="003cbace"/>
    </style:style>
    <style:style style:name="T96" style:family="text">
      <style:text-properties style:font-name="Franklin Gothic Book" officeooo:rsid="00485ddd"/>
    </style:style>
    <style:style style:name="T97" style:family="text">
      <style:text-properties style:font-name="Franklin Gothic Book" fo:font-weight="normal" officeooo:rsid="0008e5aa" style:font-weight-asian="normal" style:font-weight-complex="normal"/>
    </style:style>
    <style:style style:name="T98" style:family="text">
      <style:text-properties style:font-name="Franklin Gothic Book" fo:font-weight="normal" officeooo:rsid="006703cb" style:font-weight-asian="normal" style:font-weight-complex="normal"/>
    </style:style>
    <style:style style:name="T99" style:family="text">
      <style:text-properties style:font-name="Franklin Gothic Book" fo:font-weight="bold" officeooo:rsid="0005fbe9" style:font-weight-asian="bold" style:font-weight-complex="bold"/>
    </style:style>
    <style:style style:name="T100" style:family="text">
      <style:text-properties style:font-name="Franklin Gothic Book" style:text-underline-style="solid" style:text-underline-width="auto" style:text-underline-color="font-color" fo:font-weight="normal" officeooo:rsid="0008e5aa" style:font-weight-asian="normal" style:font-weight-complex="normal"/>
    </style:style>
    <style:style style:name="T101" style:family="text">
      <style:text-properties style:font-name="Franklin Gothic Book" officeooo:rsid="00077de5"/>
    </style:style>
    <style:style style:name="T102" style:family="text">
      <style:text-properties style:font-name="Franklin Gothic Book" officeooo:rsid="0073602f"/>
    </style:style>
    <style:style style:name="T103" style:family="text">
      <style:text-properties style:font-name="Franklin Gothic Book" officeooo:rsid="0005fbe9"/>
    </style:style>
    <style:style style:name="T104" style:family="text">
      <style:text-properties officeooo:rsid="002b43ae"/>
    </style:style>
    <style:style style:name="T105" style:family="text">
      <style:text-properties officeooo:rsid="002c9654"/>
    </style:style>
    <style:style style:name="T106" style:family="text">
      <style:text-properties officeooo:rsid="0030a198"/>
    </style:style>
    <style:style style:name="T107" style:family="text">
      <style:text-properties officeooo:rsid="0033c072"/>
    </style:style>
    <style:style style:name="T108" style:family="text">
      <style:text-properties officeooo:rsid="003ab1ae"/>
    </style:style>
    <style:style style:name="T109" style:family="text">
      <style:text-properties fo:font-weight="normal" style:font-weight-asian="normal" style:font-weight-complex="normal"/>
    </style:style>
    <style:style style:name="T110" style:family="text">
      <style:text-properties fo:font-weight="normal" officeooo:rsid="0035ef1f" style:font-weight-asian="normal" style:font-weight-complex="normal"/>
    </style:style>
    <style:style style:name="T111" style:family="text">
      <style:text-properties fo:font-weight="normal" officeooo:rsid="0059b5a6" style:font-weight-asian="normal" style:font-weight-complex="normal"/>
    </style:style>
    <style:style style:name="T112" style:family="text">
      <style:text-properties fo:font-weight="normal" officeooo:rsid="006ad876" style:font-weight-asian="normal" style:font-weight-complex="normal"/>
    </style:style>
    <style:style style:name="T113" style:family="text">
      <style:text-properties officeooo:rsid="0059b5a6"/>
    </style:style>
    <style:style style:name="T114" style:family="text">
      <style:text-properties officeooo:rsid="005b71d5"/>
    </style:style>
    <style:style style:name="T115" style:family="text">
      <style:text-properties fo:font-variant="normal" fo:text-transform="none" fo:color="#363531" loext:opacity="100%" style:font-name="Franklin Gothic Book" fo:letter-spacing="normal"/>
    </style:style>
    <style:style style:name="T116" style:family="text">
      <style:text-properties fo:font-variant="normal" fo:text-transform="none" fo:color="#363531" loext:opacity="100%" style:font-name="Franklin Gothic Book" fo:letter-spacing="normal" officeooo:rsid="0008e5aa"/>
    </style:style>
    <style:style style:name="T117" style:family="text">
      <style:text-properties officeooo:rsid="00077de5"/>
    </style:style>
    <style:style style:name="T118" style:family="text">
      <style:text-properties officeooo:rsid="0008e5aa"/>
    </style:style>
    <style:style style:name="T119" style:family="text">
      <style:text-properties officeooo:rsid="00634970"/>
    </style:style>
    <style:style style:name="T120" style:family="text">
      <style:text-properties officeooo:rsid="006edf81"/>
    </style:style>
    <style:style style:name="T121" style:family="text">
      <style:text-properties officeooo:rsid="0071c136"/>
    </style:style>
    <style:style style:name="T122" style:family="text">
      <style:text-properties officeooo:rsid="00898c73"/>
    </style:style>
    <style:style style:name="T123" style:family="text">
      <style:text-properties officeooo:rsid="008cfe59"/>
    </style:style>
    <style:style style:name="T124" style:family="text">
      <style:text-properties officeooo:rsid="008f6932"/>
    </style:style>
    <style:style style:name="T125" style:family="text">
      <style:text-properties officeooo:rsid="001aafb4" style:font-size-asian="10.5pt"/>
    </style:style>
    <style:style style:name="T126" style:family="text">
      <style:text-properties officeooo:rsid="008f6932" style:font-size-asian="10.5pt"/>
    </style:style>
    <style:style style:name="T127" style:family="text">
      <style:text-properties officeooo:rsid="009262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er une tâche de calcul coûteuse mais découpable en fonction de critères multiples dont environnementaux</text:p>
      <text:p text:style-name="P6">(rapport d’analyse)</text:p>
      <text:p text:style-name="P23"/>
      <text:p text:style-name="P9"><text:span text:style-name="T8">Fait par </text:span><text:span text:style-name="T39">IJJA Ziad</text:span><text:span text:style-name="T8">, </text:span><text:span text:style-name="T39">SAINTE-LUCE Clément</text:span><text:span text:style-name="T8">, </text:span><text:span text:style-name="T39">ROGER Aurivel.</text:span></text:p>
      <text:p text:style-name="P22"/>
      <text:p text:style-name="P19"><text:span text:style-name="T2">Structure</text:span><text:span text:style-name="T3">s</text:span><text:span text:style-name="T2"> des données utilisées </text:span><text:span text:style-name="T40">:</text:span></text:p>
      <text:p text:style-name="P63"/>
      <text:p text:style-name="P2"><text:span text:style-name="T18">Production</text:span><text:span text:style-name="T21">: </text:span><text:span text:style-name="T25">C’est un enregistrement</text:span><text:span text:style-name="T21">.</text:span></text:p>
      <text:p text:style-name="P36">Contient : </text:p>
      <text:p text:style-name="P49">- <text:span text:style-name="T123">4</text:span> <text:span text:style-name="T41">entiers</text:span> (region , mois, jour, heure)</text:p>
      <text:p text:style-name="P3"><text:span text:style-name="T21">- </text:span><text:span text:style-name="T30">7</text:span><text:span text:style-name="T22"> </text:span><text:span text:style-name="T10">Energie</text:span><text:span text:style-name="T22">(thermique, nucleaire, eolien, solaire, hydraulique, bioenergie,</text:span><text:span text:style-name="T21">importation</text:span><text:span text:style-name="T22">)</text:span></text:p>
      <text:p text:style-name="P53"/>
      <text:p text:style-name="P53"/>
      <text:p text:style-name="P5"><text:span text:style-name="T10">E</text:span><text:span text:style-name="T8">nergie : </text:span><text:span text:style-name="T20">C’est un enregistrement imbriqué à « Production ».</text:span></text:p>
      <text:p text:style-name="P5"><text:span text:style-name="T16">C</text:span><text:span text:style-name="T17">ontient </text:span><text:span text:style-name="T23">:</text:span></text:p>
      <text:p text:style-name="P54">-1 <text:span text:style-name="T41">double</text:span> (production)</text:p>
      <text:p text:style-name="P54">-1 <text:span text:style-name="T41">double</text:span> (taux_production) initialisé à 0</text:p>
      <text:p text:style-name="P52"/>
      <text:p text:style-name="P38">Description :</text:p>
      <text:p text:style-name="P4"><text:span text:style-name="T26">L’enregistrement</text:span><text:span text:style-name="T11"> Production</text:span><text:span text:style-name="T9"> </text:span><text:span text:style-name="T21">est ce qui va contenir les valeurs (des entiers) des données de production comme la région, l’heure, le jour, l’importation, etc. Néanmoins, les types de production comme l’énergie thermique, nucléaire, éolien, etc. seront de type </text:span><text:span text:style-name="T11">Energie</text:span><text:span text:style-name="T21">. C’est un second enregistrement qui est </text:span><text:span text:style-name="T24">imbriqué</text:span><text:span text:style-name="T21"> dans </text:span><text:span text:style-name="T11">Production</text:span><text:span text:style-name="T21">.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 </text:span><text:span text:style-name="T29">Cela permettra une manipulation plus simple des valeurs.</text:span></text:p>
      <text:p text:style-name="P50"/>
      <text:p text:style-name="P25"/>
      <text:p text:style-name="P15"><text:span text:style-name="T9">T</text:span><text:span text:style-name="T8">ache_calcul :</text:span><text:span text:style-name="T19"> C’est un enregistrement.</text:span></text:p>
      <text:p text:style-name="P37">Contient :</text:p>
      <text:p text:style-name="P7"><text:span text:style-name="T20">-7 </text:span><text:span text:style-name="T8">entiers</text:span><text:span text:style-name="T20"> (identifiant, mois_depart, jour_depart, horaire_depart, mois_terminaison, jour_terminaison, horaire_terminaison)</text:span></text:p>
      <text:p text:style-name="P7"><text:span text:style-name="T20">-1 </text:span><text:span text:style-name="T8">chaîne</text:span><text:span text:style-name="T20"> de caractère (nom)</text:span></text:p>
      <text:p text:style-name="P7"><text:span text:style-name="T20">-</text:span><text:span text:style-name="T27">6</text:span><text:span text:style-name="T20"> </text:span><text:span text:style-name="T8">flottant</text:span><text:span text:style-name="T20"> (duree, cout_moyen_maximum, cout_marginale_maximum, <text:s/>pourcentage_minimum_production_marginale, pourcentage_maximal_importation, pourcentage_maximal_importation_nation)</text:span></text:p>
      <text:p text:style-name="P7"><text:span text:style-name="T20">- </text:span><text:span text:style-name="T31">1 </text:span><text:span text:style-name="T15">liste d’entiers</text:span><text:span text:style-name="T31"> (regions)</text:span></text:p>
      <text:p text:style-name="P58"/>
      <text:p text:style-name="P39">Description :</text:p>
      <text:p text:style-name="P39"/>
      <text:p text:style-name="P8"><text:span text:style-name="T28">L</text:span><text:span text:style-name="T20">’enregistrement va contenir toutes les données des fichiers </text:span><text:span text:style-name="T8">tache_calcul</text:span><text:span text:style-name="T20"> passés en paramètre pour pouvoir les utiliser plus simplement plus tard.</text:span></text:p>
      <text:p text:style-name="P50"/>
      <text:p text:style-name="P82"><text:span text:style-name="T7">Couts:</text:span><text:span text:style-name="T50"> </text:span><text:span text:style-name="T52">C’est un</text:span> <text:span text:style-name="T121">e</text:span>nregistrement. </text:p>
      <text:p text:style-name="P82"><text:span text:style-name="T1">Contient</text:span>:</text:p>
      <text:p text:style-name="P82">6 <text:span text:style-name="T41">entiers</text:span> <text:span text:style-name="T121">(</text:span>couts_thermiques, couts_nucleaire, ... , couts_bioenergie<text:span text:style-name="T121">)</text:span></text:p>
      <text:p text:style-name="P82"/>
      <text:p text:style-name="P75">Description :</text:p>
      <text:p text:style-name="P75"/>
      <text:p text:style-name="P88"><text:span text:style-name="T103">L'enregistrement </text:span><text:span text:style-name="T99">Couts</text:span><text:span text:style-name="T103"> contient les valeurs des couts (entiers) </text:span><text:span text:style-name="T101">Thermique, Nucléaire, ... , </text:span><text:soft-page-break/><text:span text:style-name="T101">Bioénergies (en g eqCO2/</text:span><text:span text:style-name="T102">K</text:span><text:span text:style-name="T101">W</text:span><text:span text:style-name="T102">h</text:span><text:span text:style-name="T101">) .</text:span><text:span text:style-name="T117"> </text:span></text:p>
      <text:p text:style-name="P18"><text:span text:style-name="T80">S</text:span><text:span text:style-name="T104">ous-algorithmes :</text:span></text:p>
      <text:p text:style-name="P17"/>
      <text:p text:style-name="P69"><text:span text:style-name="T106">Procédure </text:span><text:span text:style-name="T108">taux_production_energie</text:span>:</text:p>
      <text:p text:style-name="P20"/>
      <text:p text:style-name="P45"><text:span text:style-name="T4">R</text:span><text:span text:style-name="T1">ôle :</text:span> permet de calculer le taux de production de chaque type de production <text:span text:style-name="T127">ainsi que les échanges </text:span>d’une région <text:span text:style-name="T105">à partir de l’enregistrement </text:span><text:span text:style-name="T42">Production</text:span><text:span text:style-name="T105">.</text:span></text:p>
      <text:p text:style-name="P45"/>
      <text:p text:style-name="P31">Entrée :<text:span text:style-name="T46"> 1 entier « production_totale » et 1 Production « p_r » (diminutif de production_region)</text:span></text:p>
      <text:p text:style-name="P31"/>
      <text:p text:style-name="P32">M<text:span text:style-name="T107">odification</text:span> :<text:span text:style-name="T46"> </text:span><text:span text:style-name="T73">7</text:span><text:span text:style-name="T47"> double </text:span><text:span text:style-name="T48">: p_r.thermique.taux_production</text:span></text:p>
      <text:p text:style-name="P46"><text:tab/><text:tab/> <text:s text:c="3"/>p_r.nucleaire.taux_production</text:p>
      <text:p text:style-name="P46"><text:tab/><text:tab/> <text:s text:c="3"/>p_r.eolien.taux_production</text:p>
      <text:p text:style-name="P46"><text:tab/><text:tab/> <text:s text:c="3"/>p_r.solaire.taux_production</text:p>
      <text:p text:style-name="P46"><text:tab/><text:tab/> <text:s text:c="3"/>p_r.hydraulique.taux_production</text:p>
      <text:p text:style-name="P46"><text:tab/><text:tab/> <text:s text:c="3"/>p_r.bioenergie.taux_production</text:p>
      <text:p text:style-name="P47"><text:tab/><text:tab/> <text:s text:c="3"/><text:span text:style-name="T124">p_r. </text:span><text:span text:style-name="T125">Importation.</text:span><text:span text:style-name="T126">taux_production</text:span></text:p>
      <text:p text:style-name="P46"/>
      <text:p text:style-name="P83"><text:span text:style-name="T82">Signature :</text:span><text:span text:style-name="T83"> procédure </text:span><text:span text:style-name="T85">taux_production_energie</text:span><text:span text:style-name="T84"> </text:span><text:span text:style-name="T83">( </text:span><text:span text:style-name="T87">Ⓜ p_r <text:s/></text:span><text:span text:style-name="T88">)</text:span></text:p>
      <text:p text:style-name="P71"/>
      <text:p text:style-name="P84"><text:span text:style-name="T95">P</text:span><text:span text:style-name="T81">récondition(s) :</text:span><text:span text:style-name="T86"> </text:span><text:span text:style-name="T89">production_totale &gt; 0. Si production_totale est = 0, on divise par 0 ce qui est impossible.</text:span></text:p>
      <text:p text:style-name="P72"/>
      <text:p text:style-name="P85"><text:span text:style-name="T96">D</text:span><text:span text:style-name="T81">épendances :</text:span><text:span text:style-name="T86"> Dépend uniquement</text:span><text:span text:style-name="T92"> </text:span><text:span text:style-name="T93">de l’enregistrement</text:span><text:span text:style-name="T91"> Production</text:span><text:span text:style-name="T90"> </text:span><text:span text:style-name="T92">pour les productions. </text:span><text:span text:style-name="T94">Ne dépend d’aucune autre fonction.</text:span></text:p>
      <text:p text:style-name="P31"/>
      <text:p text:style-name="P86"/>
      <text:p text:style-name="P73"><text:span text:style-name="T119">Fonction</text:span> couts_moyens:</text:p>
      <text:p text:style-name="P76"/>
      <text:p text:style-name="P76"><text:span text:style-name="T1">Rôle :</text:span> permet de calculer le <text:span text:style-name="T118">coût</text:span> moyen de la production locale avec l'enregistrement <text:span text:style-name="T41">Couts.</text:span></text:p>
      <text:p text:style-name="P77"/>
      <text:p text:style-name="P78"><text:span text:style-name="T1">Entrée</text:span><text:span text:style-name="T6">:</text:span><text:span text:style-name="T118"> 1 </text:span><text:span text:style-name="T43">Production</text:span><text:span text:style-name="T118"> "p_r" (production_région) et 1 </text:span><text:span text:style-name="T43">Couts</text:span><text:span text:style-name="T118"> "cout".</text:span></text:p>
      <text:p text:style-name="P78"/>
      <text:p text:style-name="P79"><text:span text:style-name="T1">Sortie:</text:span> 1 <text:span text:style-name="T44">flottant</text:span> "résultats"</text:p>
      <text:p text:style-name="P79"/>
      <text:p text:style-name="P87"><text:span text:style-name="T100">Signature:</text:span><text:span text:style-name="T97"> </text:span><text:span text:style-name="T98">float</text:span><text:span text:style-name="T97"> couts_moyens(</text:span><text:span text:style-name="Strong_20_Emphasis"><text:span text:style-name="T115">Ⓔ</text:span></text:span><text:span text:style-name="T97"> p_r Production, </text:span><text:span text:style-name="Strong_20_Emphasis"><text:span text:style-name="T116">Ⓔ</text:span></text:span><text:span text:style-name="T97"> cout Couts)</text:span></text:p>
      <text:p text:style-name="P79"/>
      <text:p text:style-name="P74">Préconditions:</text:p>
      <text:p text:style-name="P79"/>
      <text:p text:style-name="P80"><text:span text:style-name="T1">Dépendance:</text:span><text:span text:style-name="T46"> </text:span><text:span text:style-name="T63">Nécessite la fonction taux_production_energie pour faire les calculs.</text:span></text:p>
      <text:p text:style-name="P33"/>
      <text:p text:style-name="P33"/>
      <text:p text:style-name="P70"><text:span text:style-name="T120">F</text:span><text:span text:style-name="T113">onction</text:span> cout_marginal_regional :</text:p>
      <text:p text:style-name="P21"/>
      <text:p text:style-name="P34">R<text:span text:style-name="T114">ô</text:span>le :<text:span text:style-name="T46"> </text:span><text:span text:style-name="T49">permet de calculer le coût marginal d’une region en fonction d’une tâche de calcul.</text:span></text:p>
      <text:p text:style-name="P48"/>
      <text:p text:style-name="P34"><text:span text:style-name="T113">Entrée</text:span><text:span text:style-name="T49"> : 1 </text:span><text:span text:style-name="T65">P</text:span><text:span text:style-name="T66">roduction</text:span><text:span text:style-name="T49"> « regional » , 1 </text:span><text:span text:style-name="T67">T</text:span><text:span text:style-name="T66">ache_calcul</text:span><text:span text:style-name="T49"> « tache_de_calcul » et 1 </text:span><text:span text:style-name="T67">Cou</text:span><text:span text:style-name="T66">t</text:span><text:span text:style-name="T49"> « cout ».</text:span></text:p>
      <text:p text:style-name="P48"/>
      <text:p text:style-name="P35"><text:span text:style-name="T114">S</text:span>ortie :<text:span text:style-name="T46"> </text:span><text:span text:style-name="T74">1 </text:span><text:span text:style-name="T69">entier « </text:span><text:span text:style-name="T74">cout_marginal »</text:span></text:p>
      <text:p text:style-name="P35"/>
      <text:p text:style-name="P81"><text:span text:style-name="T5">Signature</text:span><text:span text:style-name="T110"> : </text:span><text:span text:style-name="T111">int cout_marginal_regional(Ⓔ regional </text:span><text:span text:style-name="T112">Production</text:span><text:span text:style-name="T111"> , Ⓔ tache_de_calcul </text:span><text:span text:style-name="T112">Tache_calcul</text:span><text:span text:style-name="T111">, Ⓔ cout </text:span><text:span text:style-name="T112">Cout</text:span><text:span text:style-name="T111">)</text:span><text:span text:style-name="T51">.</text:span></text:p>
      <text:p text:style-name="P51"/>
      <text:p text:style-name="P26"><text:soft-page-break/></text:p>
      <text:p text:style-name="P67">Fonction importation_max :</text:p>
      <text:p text:style-name="P26"/>
      <text:p text:style-name="P41">Rôle :<text:span text:style-name="T46"> -Vérifie si le taux d’importation d’une région est inférieur ou supérieur au taux maximal <text:s text:c="4"/>autorisé.</text:span></text:p>
      <text:p text:style-name="P40"/>
      <text:p text:style-name="P40">Entrée :<text:span text:style-name="T46"> 1 <text:s/></text:span><text:span text:style-name="T64">Production</text:span><text:span text:style-name="T46"> « regional », </text:span><text:span text:style-name="T70">1</text:span><text:span text:style-name="T68">Tache_calcul</text:span><text:span text:style-name="T46"> « </text:span><text:span text:style-name="T71">tache_de_calcul »</text:span></text:p>
      <text:p text:style-name="P59"/>
      <text:p text:style-name="P42">Sortie :<text:span text:style-name="T46"> 1 </text:span><text:span text:style-name="T64">Bool</text:span><text:span text:style-name="T46"> «import_max »</text:span></text:p>
      <text:p text:style-name="P42"/>
      <text:p text:style-name="P43">Signature :<text:span text:style-name="T46"> bool import_max(</text:span><text:span text:style-name="T49">Ⓔ </text:span><text:span text:style-name="T46">r</text:span><text:span text:style-name="T77">e</text:span><text:span text:style-name="T46">gional Production, </text:span><text:span text:style-name="T49">Ⓔ </text:span><text:span text:style-name="T46">tache_de_calcul Tache_calcul)</text:span></text:p>
      <text:p text:style-name="P43"/>
      <text:p text:style-name="P44">Dépendance :<text:span text:style-name="T46"> Cette fonction dépend de la fonction taux</text:span><text:span text:style-name="T72">_production_energie pour avoir le </text:span><text:span text:style-name="T75">taux d’échanges physiques.</text:span></text:p>
      <text:p text:style-name="P43"/>
      <text:p text:style-name="P66">Fonction importation_<text:span text:style-name="T122">max_national :</text:span></text:p>
      <text:p text:style-name="P60"/>
      <text:p text:style-name="P27"><text:span text:style-name="T109">Rôle :</text:span><text:span text:style-name="T50"> - Calcul le </text:span><text:span text:style-name="T53">taux d’échange physique </text:span><text:span text:style-name="T56">total</text:span><text:span text:style-name="T53"> de toutes les régions </text:span><text:span text:style-name="T54">puis vérifie s’il dépasse ou pas le taux maximal national autorisé.</text:span></text:p>
      <text:p text:style-name="P61"/>
      <text:p text:style-name="P28"><text:span text:style-name="T109">Entrée :</text:span><text:span text:style-name="T50"> <text:s/></text:span><text:span text:style-name="T55">1 </text:span><text:span text:style-name="T76">Production </text:span><text:span text:style-name="T55">« regional », 1 </text:span><text:span text:style-name="T76">Tache_calcul </text:span><text:span text:style-name="T55">« tache_de_calcul », </text:span><text:span text:style-name="T59">1 </text:span><text:span text:style-name="T78">entier « </text:span><text:span text:style-name="T60">production_totale », </text:span><text:span text:style-name="T61">1 </text:span><text:span text:style-name="T79">entier </text:span><text:span text:style-name="T61">« echanges_totaux »</text:span></text:p>
      <text:p text:style-name="P89"/>
      <text:p text:style-name="P29"><text:span text:style-name="T109">Sortie :</text:span><text:span text:style-name="T50"> 1 </text:span><text:span text:style-name="T46">Bool</text:span><text:span text:style-name="T50"> « import_max_national »</text:span></text:p>
      <text:p text:style-name="P90"/>
      <text:p text:style-name="P30"><text:span text:style-name="T109">Signature :</text:span><text:span text:style-name="T50"> </text:span><text:span text:style-name="T57">bool importation_max_national (</text:span><text:span text:style-name="T58">Ⓔ </text:span><text:span text:style-name="T57">regional Production, </text:span><text:span text:style-name="T58">Ⓔ </text:span><text:span text:style-name="T57">tache_de_calcul Tache_calcul, </text:span><text:span text:style-name="T58">Ⓔ</text:span><text:span text:style-name="T62"> production_totale entier, </text:span><text:span text:style-name="T58">Ⓔ </text:span><text:span text:style-name="T62">echanges_totaux entier)</text:span></text:p>
      <text:p text:style-name="P59"/>
      <text:p text:style-name="P68"/>
      <text:p text:style-name="P59"/>
      <text:p text:style-name="P16"/>
      <text:p text:style-name="P16"><text:span text:style-name="T80">R</text:span>épartition des tâches :</text:p>
      <text:p text:style-name="P24"/>
      <text:p text:style-name="P10"><text:span text:style-name="T32">IJJA Ziad :</text:span><text:span text:style-name="T8"> </text:span></text:p>
      <text:p text:style-name="P55"/>
      <text:p text:style-name="P10"><text:span text:style-name="T8">-Création des enregistrements </text:span><text:span text:style-name="T32">Production</text:span><text:span text:style-name="T8"> et </text:span><text:span text:style-name="T32">Energie</text:span><text:span text:style-name="T8">.</text:span></text:p>
      <text:p text:style-name="P11"><text:span text:style-name="T8">-Création du sous-algorithme </text:span><text:span text:style-name="T38">taux_production_energie</text:span><text:span text:style-name="T8"> permettant de calculer le taux de production de chaque type de production.</text:span></text:p>
      <text:p text:style-name="P11"><text:span text:style-name="T8">-</text:span><text:span text:style-name="T14">Création du sous-algorithme </text:span><text:span text:style-name="T37">importation_max_national.</text:span></text:p>
      <text:p text:style-name="P62"/>
      <text:p text:style-name="P64">ROGER Aurivel :</text:p>
      <text:p text:style-name="P64"/>
      <text:p text:style-name="P57">-Création de l’enregistrement <text:span text:style-name="T45">Ta</text:span><text:span text:style-name="T41">che_calcul </text:span>; <text:span text:style-name="T113">c’est un enregistrement qui contient qui contient </text:span></text:p>
      <text:p text:style-name="P13"><text:span text:style-name="T8">-Création du sous-algorithme </text:span><text:span text:style-name="T33">cout_marginal</text:span><text:span text:style-name="T34">_regional</text:span><text:span text:style-name="T33">.</text:span></text:p>
      <text:p text:style-name="P13"><text:span text:style-name="T33">-</text:span><text:span text:style-name="T12">Création du sous-algorithme </text:span><text:span text:style-name="T35">lire_tache_calcul </text:span><text:span text:style-name="T12"><text:s/>permettant de lire un fichier de calcul.</text:span></text:p>
      <text:p text:style-name="P65"/>
      <text:p text:style-name="P14"><text:span text:style-name="T33">S</text:span><text:span text:style-name="T32">AINTE-LUCE Clément :</text:span></text:p>
      <text:p text:style-name="P56"/>
      <text:p text:style-name="P14"><text:span text:style-name="T8">-Création du sous-algorithme </text:span><text:span text:style-name="T32">cout_moyen. </text:span></text:p>
      <text:p text:style-name="P12"><text:span text:style-name="T13">-Création du sous-algorithme </text:span><text:span text:style-name="T36">importation_max</text:span><text:span text:style-name="T13"> qui compare le taux d’importation d’une région par rapport au taux d’importation maximal présent dans la feuille de calcu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9T19:54:52.981000000</dc:date>
    <meta:editing-duration>PT5H7M19S</meta:editing-duration>
    <meta:editing-cycles>125</meta:editing-cycles>
    <meta:generator>LibreOffice/7.4.1.2$Windows_X86_64 LibreOffice_project/3c58a8f3a960df8bc8fd77b461821e42c061c5f0</meta:generator>
    <meta:document-statistic meta:table-count="0" meta:image-count="0" meta:object-count="0" meta:page-count="3" meta:paragraph-count="76" meta:word-count="701" meta:character-count="5299" meta:non-whitespace-character-count="4623"/>
  </office:meta>
</office:document-meta>
</file>